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pt"/>
    </style:style>
    <style:style style:name="co2" style:family="table-column">
      <style:table-column-properties fo:break-before="auto" style:column-width="144.34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146.64pt"/>
    </style:style>
    <style:style style:name="co5" style:family="table-column">
      <style:table-column-properties fo:break-before="auto" style:column-width="141.2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AvgMaxMin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2">
      <style:table-cell-properties fo:border-bottom="0.06pt solid #a6a6a6" style:diagonal-bl-tr="none" style:diagonal-tl-br="none" fo:border-left="0.06pt solid #a6a6a6" fo:border-right="0.06pt solid #a6a6a6" style:rotation-align="none" fo:border-top="0.74pt solid #000000"/>
    </style:style>
    <style:style style:name="ce5" style:family="table-cell" style:parent-style-name="Default" style:data-style-name="N0">
      <style:table-cell-properties style:diagonal-bl-tr="none" style:diagonal-tl-br="none" fo:border="0.06pt solid #a6a6a6" style:rotation-align="none"/>
    </style:style>
    <style:style style:name="ce6" style:family="table-cell" style:parent-style-name="Default" style:data-style-name="N2">
      <style:table-cell-properties style:diagonal-bl-tr="none" style:diagonal-tl-br="none" fo:border="0.06pt solid #a6a6a6" style:rotation-align="none"/>
    </style:style>
    <style:style style:name="ce7" style:family="table-cell" style:parent-style-name="Default" style:data-style-name="N61">
      <style:table-cell-properties style:diagonal-bl-tr="none" style:diagonal-tl-br="none" fo:border="0.06pt solid #a6a6a6" style:rotation-align="none"/>
    </style:style>
    <style:style style:name="ce8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language-asian="zh" style:country-asian="CN" style:font-style-asian="normal" style:font-weight-asian="normal" style:font-name-complex="Free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bl-tr="none" style:diagonal-tl-br="none" fo:border="0.06pt solid #a6a6a6" style:rotation-align="none"/>
    </style:style>
    <style:style style:name="ce12" style:family="table-cell" style:parent-style-name="Default" style:data-style-name="N13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vgMaxMinData" table:style-name="ta1">
        <office:forms form:automatic-focus="false" form:apply-design-mode="false"/>
        <table:shapes>
          <draw:frame draw:z-index="0" draw:style-name="gr1" draw:text-style-name="P1" svg:width="453.51pt" svg:height="255.09pt" svg:x="644.91pt" svg:y="15.62pt">
            <loext:p draw:notify-on-update-of-ranges="AvgMaxMinData.B13:AvgMaxMinData.E13 AvgMaxMinData.B14:AvgMaxMinData.E14 AvgMaxMinData.B15:AvgMaxMinData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1.67pt" svg:height="256.68pt" svg:x="646.44pt" svg:y="303.34pt">
            <loext:p draw:notify-on-update-of-ranges="AvgMaxMinData.B31:AvgMaxMinData.E31 AvgMaxMinData.B32:AvgMaxMinData.E32 AvgMaxMinData.B33:AvgMaxMinData.E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pan text:style-name="T1">Sequential Test : Cycle </text:span>counter is 1000, SFML screen size 600 * 60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Sequential ARRAY 100 * 100</text:p>
          </table:table-cell>
          <table:table-cell table:style-name="ce3" office:value-type="string" calcext:value-type="string">
            <text:p>Sequential ARRAY 120 * 120</text:p>
          </table:table-cell>
          <table:table-cell table:style-name="ce3" office:value-type="string" calcext:value-type="string">
            <text:p>Sequential ARRAY <text:s/>150 * 150</text:p>
          </table:table-cell>
          <table:table-cell table:style-name="ce3" office:value-type="string" calcext:value-type="string">
            <text:p>Sequential ARRAY 200 * 200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float" office:value="23.9472" calcext:value-type="float">
            <text:p>23.95</text:p>
          </table:table-cell>
          <table:table-cell table:style-name="ce4" office:value-type="float" office:value="28.2785" calcext:value-type="float">
            <text:p>28.28</text:p>
          </table:table-cell>
          <table:table-cell table:style-name="ce4" office:value-type="float" office:value="38.2376" calcext:value-type="float">
            <text:p>38.24</text:p>
          </table:table-cell>
          <table:table-cell table:style-name="ce4" office:value-type="float" office:value="79.2705" calcext:value-type="float">
            <text:p>79.27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float" office:value="23.33" calcext:value-type="float">
            <text:p>23.33</text:p>
          </table:table-cell>
          <table:table-cell table:style-name="ce6" office:value-type="float" office:value="26.8308" calcext:value-type="float">
            <text:p>26.83</text:p>
          </table:table-cell>
          <table:table-cell table:style-name="ce6" office:value-type="float" office:value="38.2006" calcext:value-type="float">
            <text:p>38.20</text:p>
          </table:table-cell>
          <table:table-cell table:style-name="ce6" office:value-type="float" office:value="77.4748" calcext:value-type="float">
            <text:p>77.4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23.6183" calcext:value-type="float">
            <text:p>23.62</text:p>
          </table:table-cell>
          <table:table-cell table:style-name="ce6" office:value-type="float" office:value="27.2823" calcext:value-type="float">
            <text:p>27.28</text:p>
          </table:table-cell>
          <table:table-cell table:style-name="ce6" office:value-type="float" office:value="38.4366" calcext:value-type="float">
            <text:p>38.44</text:p>
          </table:table-cell>
          <table:table-cell table:style-name="ce6" office:value-type="float" office:value="77.8533" calcext:value-type="float">
            <text:p>77.85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23.4748" calcext:value-type="float">
            <text:p>23.47</text:p>
          </table:table-cell>
          <table:table-cell table:style-name="ce6" office:value-type="float" office:value="27.9437" calcext:value-type="float">
            <text:p>27.94</text:p>
          </table:table-cell>
          <table:table-cell table:style-name="ce6" office:value-type="float" office:value="38.4254" calcext:value-type="float">
            <text:p>38.43</text:p>
          </table:table-cell>
          <table:table-cell table:style-name="ce6" office:value-type="float" office:value="75.0452" calcext:value-type="float">
            <text:p>75.05</text:p>
          </table:table-cell>
          <table:table-cell table:number-columns-repeated="1019"/>
        </table:table-row>
        <table:table-row table:style-name="ro1" table:number-rows-repeated="4">
          <table:table-cell/>
          <table:table-cell table:style-name="ce7" table:number-columns-repeated="3"/>
          <table:table-cell table:style-name="ce1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8" table:formula="of:=MAX([.B3:.B10])/1" office:value-type="float" office:value="23.9472" calcext:value-type="float">
            <text:p>23.95</text:p>
          </table:table-cell>
          <table:table-cell table:style-name="ce8" table:formula="of:=MAX([.C3:.C10])/1" office:value-type="float" office:value="28.2785" calcext:value-type="float">
            <text:p>28.28</text:p>
          </table:table-cell>
          <table:table-cell table:style-name="ce8" table:formula="of:=MAX([.D3:.D10])/1" office:value-type="float" office:value="38.4366" calcext:value-type="float">
            <text:p>38.44</text:p>
          </table:table-cell>
          <table:table-cell table:style-name="ce8" table:formula="of:=MAX([.E3:.E10])/1" office:value-type="float" office:value="79.2705" calcext:value-type="float">
            <text:p>79.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8" table:formula="of:=AVERAGE([.B3:.B10])/1" office:value-type="float" office:value="23.592575" calcext:value-type="float">
            <text:p>23.59</text:p>
          </table:table-cell>
          <table:table-cell table:style-name="ce8" table:formula="of:=AVERAGE([.C3:.C10])/1" office:value-type="float" office:value="27.583825" calcext:value-type="float">
            <text:p>27.58</text:p>
          </table:table-cell>
          <table:table-cell table:style-name="ce8" table:formula="of:=AVERAGE([.D3:.D10])/1" office:value-type="float" office:value="38.32505" calcext:value-type="float">
            <text:p>38.33</text:p>
          </table:table-cell>
          <table:table-cell table:style-name="ce8" table:formula="of:=AVERAGE([.E3:.E10])/1" office:value-type="float" office:value="77.41095" calcext:value-type="float">
            <text:p>77.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8" table:formula="of:=MIN([.B3:.B10])/1" office:value-type="float" office:value="23.33" calcext:value-type="float">
            <text:p>23.33</text:p>
          </table:table-cell>
          <table:table-cell table:style-name="ce8" table:formula="of:=MIN([.C3:.C10])/1" office:value-type="float" office:value="26.8308" calcext:value-type="float">
            <text:p>26.83</text:p>
          </table:table-cell>
          <table:table-cell table:style-name="ce8" table:formula="of:=MIN([.D3:.D10])/1" office:value-type="float" office:value="38.2006" calcext:value-type="float">
            <text:p>38.20</text:p>
          </table:table-cell>
          <table:table-cell table:style-name="ce8" table:formula="of:=MIN([.E3:.E10])/1" office:value-type="float" office:value="75.0452" calcext:value-type="float">
            <text:p>75.05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<text:span text:style-name="T1">Parallel Test : Cycle </text:span>counter is 1000, SFML screen size 600 * 600 :<text:span text:style-name="T1"> 4 Threads</text:span>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quential ARRAY 100 * 100</text:p>
          </table:table-cell>
          <table:table-cell office:value-type="string" calcext:value-type="string">
            <text:p>Sequential ARRAY 120 * 120</text:p>
          </table:table-cell>
          <table:table-cell office:value-type="string" calcext:value-type="string">
            <text:p>Sequential ARRAY 150 * 150</text:p>
          </table:table-cell>
          <table:table-cell office:value-type="string" calcext:value-type="string">
            <text:p>Sequential ARRAY 200 * 200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24.1169" calcext:value-type="float">
            <text:p>24.12</text:p>
          </table:table-cell>
          <table:table-cell table:style-name="ce9" office:value-type="float" office:value="27.777" calcext:value-type="float">
            <text:p>27.78</text:p>
          </table:table-cell>
          <table:table-cell table:style-name="ce9" office:value-type="float" office:value="39.8896" calcext:value-type="float">
            <text:p>39.89</text:p>
          </table:table-cell>
          <table:table-cell table:style-name="ce12" office:value-type="float" office:value="79.0681" calcext:value-type="float">
            <text:p>79.068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23.3183" calcext:value-type="float">
            <text:p>23.32</text:p>
          </table:table-cell>
          <table:table-cell table:style-name="ce9" office:value-type="float" office:value="27.5346" calcext:value-type="float">
            <text:p>27.53</text:p>
          </table:table-cell>
          <table:table-cell table:style-name="ce9" office:value-type="float" office:value="40.1872" calcext:value-type="float">
            <text:p>40.19</text:p>
          </table:table-cell>
          <table:table-cell table:style-name="ce12" office:value-type="float" office:value="75.8101" calcext:value-type="float">
            <text:p>75.810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23.5359" calcext:value-type="float">
            <text:p>23.54</text:p>
          </table:table-cell>
          <table:table-cell table:style-name="ce9" office:value-type="float" office:value="29.4027" calcext:value-type="float">
            <text:p>29.40</text:p>
          </table:table-cell>
          <table:table-cell table:style-name="ce9" office:value-type="float" office:value="38.837" calcext:value-type="float">
            <text:p>38.84</text:p>
          </table:table-cell>
          <table:table-cell table:style-name="ce12" office:value-type="float" office:value="76.9053" calcext:value-type="float">
            <text:p>76.905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float" office:value="23.6622" calcext:value-type="float">
            <text:p>23.66</text:p>
          </table:table-cell>
          <table:table-cell table:style-name="ce9" office:value-type="float" office:value="27.6168" calcext:value-type="float">
            <text:p>27.62</text:p>
          </table:table-cell>
          <table:table-cell table:style-name="ce9" office:value-type="float" office:value="39.0813" calcext:value-type="float">
            <text:p>39.08</text:p>
          </table:table-cell>
          <table:table-cell table:style-name="ce12" office:value-type="float" office:value="76.9053" calcext:value-type="float">
            <text:p>76.905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8" table:formula="of:=MAX([.B23:.B26])/1" office:value-type="float" office:value="24.1169" calcext:value-type="float">
            <text:p>24.12</text:p>
          </table:table-cell>
          <table:table-cell table:style-name="ce8" table:formula="of:=MAX([.C23:.C26])/1" office:value-type="float" office:value="29.4027" calcext:value-type="float">
            <text:p>29.40</text:p>
          </table:table-cell>
          <table:table-cell table:style-name="ce8" table:formula="of:=MAX([.D23:.D26])/1" office:value-type="float" office:value="40.1872" calcext:value-type="float">
            <text:p>40.19</text:p>
          </table:table-cell>
          <table:table-cell table:style-name="ce8" table:formula="of:=MAX([.E23:.E26])/1" office:value-type="float" office:value="79.0681" calcext:value-type="float">
            <text:p>79.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10" table:formula="of:=AVERAGE([.B23:.B26])/1" office:value-type="float" office:value="23.658325" calcext:value-type="float">
            <text:p>23.66</text:p>
          </table:table-cell>
          <table:table-cell table:style-name="ce10" table:formula="of:=AVERAGE([.C23:.C26])/1" office:value-type="float" office:value="28.082775" calcext:value-type="float">
            <text:p>28.08</text:p>
          </table:table-cell>
          <table:table-cell table:style-name="ce10" table:formula="of:=AVERAGE([.D23:.D26])/1" office:value-type="float" office:value="39.498775" calcext:value-type="float">
            <text:p>39.50</text:p>
          </table:table-cell>
          <table:table-cell table:style-name="ce10" table:formula="of:=AVERAGE([.E23:.E26])/1" office:value-type="float" office:value="77.1722" calcext:value-type="float">
            <text:p>77.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8" table:formula="of:=MIN([.B23:.B26])/1" office:value-type="float" office:value="23.3183" calcext:value-type="float">
            <text:p>23.32</text:p>
          </table:table-cell>
          <table:table-cell table:style-name="ce8" table:formula="of:=MIN([.C23:.C26])/1" office:value-type="float" office:value="27.5346" calcext:value-type="float">
            <text:p>27.53</text:p>
          </table:table-cell>
          <table:table-cell table:style-name="ce8" table:formula="of:=MIN([.D23:.D26])/1" office:value-type="float" office:value="38.837" calcext:value-type="float">
            <text:p>38.84</text:p>
          </table:table-cell>
          <table:table-cell table:style-name="ce8" table:formula="of:=MIN([.E23:.E26])/1" office:value-type="float" office:value="75.8101" calcext:value-type="float">
            <text:p>75.81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9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0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gMaxMinData" style:display-name="PageStyle_AvgMaxMin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Gordon</meta:initial-creator>
    <meta:creation-date>2014-04-02T16:44:36</meta:creation-date>
    <dc:date>2018-03-07T17:53:32.636335429</dc:date>
    <meta:generator>LibreOffice/5.1.6.2$Linux_X86_64 LibreOffice_project/10m0$Build-2</meta:generator>
    <meta:editing-duration>PT4M2S</meta:editing-duration>
    <meta:editing-cycles>1</meta:editing-cycles>
    <meta:document-statistic meta:table-count="1" meta:cell-count="72" meta:object-count="2"/>
    <meta:user-defined meta:name="AppVersion">16.0300</meta:user-defined>
    <meta:user-defined meta:name="Company">University at Buffalo Libraries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22cm" svg:y="0.316cm" chart:style-name="ch2">
          <text:p>Sequential Test</text:p>
        </chart:title>
        <chart:subtitle svg:x="6.435cm" svg:y="1.275cm" chart:style-name="ch3">
          <text:p>Screen 600 * 600</text:p>
        </chart:subtitle>
        <chart:legend chart:legend-position="end" svg:x="13.439cm" svg:y="3.703cm" style:legend-expansion="high" chart:style-name="ch4"/>
        <chart:plot-area chart:style-name="ch5" table:cell-range-address="AvgMaxMinData.B13:AvgMaxMinData.E15" chart:data-source-has-labels="row" svg:x="1.331cm" svg:y="2.138cm" svg:width="11.788cm" svg:height="5.701cm">
          <chartooo:coordinate-region svg:x="2.429cm" svg:y="2.337cm" svg:width="10.596cm" svg:height="4.855cm"/>
          <chart:axis chart:dimension="x" chart:name="primary-x" chart:style-name="ch6">
            <chart:title svg:x="3.578cm" svg:y="8.019cm" chart:style-name="ch7">
              <text:p>Array size 1; 100*100  2;120*120  3:150*150  4:200*200</text:p>
            </chart:title>
            <chart:grid chart:style-name="ch8" chart:class="major"/>
          </chart:axis>
          <chart:axis chart:dimension="y" chart:name="primary-y" chart:style-name="ch9">
            <chart:title svg:x="0.551cm" svg:y="5.654cm" chart:style-name="ch10">
              <text:p>Second</text:p>
            </chart:title>
            <chart:grid chart:style-name="ch8" chart:class="major"/>
          </chart:axis>
          <chart:series chart:style-name="ch11" chart:values-cell-range-address="AvgMaxMinData.B13:AvgMaxMinData.E13" loext:label-string="max" chart:class="chart:line">
            <chart:data-point chart:repeated="4"/>
          </chart:series>
          <chart:series chart:style-name="ch12" chart:values-cell-range-address="AvgMaxMinData.B14:AvgMaxMinData.E14" loext:label-string="average" chart:class="chart:line">
            <chart:data-point chart:repeated="4"/>
          </chart:series>
          <chart:series chart:style-name="ch13" chart:values-cell-range-address="AvgMaxMinData.B15:AvgMaxMinData.E15" loext:label-string="min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</table:table-cell>
              <table:table-cell office:value-type="string">
                <text:p>average</text:p>
              </table:table-cell>
              <table:table-cell office:value-type="string">
                <text:p>m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9472">
                <text:p>23.9472</text:p>
                <draw:g>
                  <svg:desc>AvgMaxMinData.B13:AvgMaxMinData.E13</svg:desc>
                </draw:g>
              </table:table-cell>
              <table:table-cell office:value-type="float" office:value="23.592575">
                <text:p>23.592575</text:p>
                <draw:g>
                  <svg:desc>AvgMaxMinData.B14:AvgMaxMinData.E14</svg:desc>
                </draw:g>
              </table:table-cell>
              <table:table-cell office:value-type="float" office:value="23.33">
                <text:p>23.33</text:p>
                <draw:g>
                  <svg:desc>AvgMaxMinData.B15:AvgMaxMinData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2785">
                <text:p>28.2785</text:p>
              </table:table-cell>
              <table:table-cell office:value-type="float" office:value="27.583825">
                <text:p>27.583825</text:p>
              </table:table-cell>
              <table:table-cell office:value-type="float" office:value="26.8308">
                <text:p>26.8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4366">
                <text:p>38.4366</text:p>
              </table:table-cell>
              <table:table-cell office:value-type="float" office:value="38.32505">
                <text:p>38.32505</text:p>
              </table:table-cell>
              <table:table-cell office:value-type="float" office:value="38.2006">
                <text:p>38.2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2705">
                <text:p>79.2705</text:p>
              </table:table-cell>
              <table:table-cell office:value-type="float" office:value="77.41095">
                <text:p>77.41095</text:p>
              </table:table-cell>
              <table:table-cell office:value-type="float" office:value="75.0452">
                <text:p>75.0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35cm" svg:height="9.056cm" xlink:href=".." xlink:type="simple" chart:class="chart:line" chart:style-name="ch1">
        <chart:title svg:x="5.688cm" svg:y="0.317cm" chart:style-name="ch2">
          <text:p>Parallel 4 threads Test</text:p>
        </chart:title>
        <chart:subtitle svg:x="6.508cm" svg:y="1.277cm" chart:style-name="ch3">
          <text:p>Screen 600*600</text:p>
        </chart:subtitle>
        <chart:legend chart:legend-position="end" svg:x="13.374cm" svg:y="3.731cm" style:legend-expansion="high" chart:style-name="ch4"/>
        <chart:plot-area chart:style-name="ch5" table:cell-range-address="AvgMaxMinData.B31:AvgMaxMinData.E33" chart:data-source-has-labels="both" svg:x="1.329cm" svg:y="2.141cm" svg:width="11.727cm" svg:height="5.753cm">
          <chartooo:coordinate-region svg:x="2.427cm" svg:y="2.34cm" svg:width="10.535cm" svg:height="4.907cm"/>
          <chart:axis chart:dimension="x" chart:name="primary-x" chart:style-name="ch6">
            <chart:title svg:x="3.087cm" svg:y="8.075cm" chart:style-name="ch7">
              <text:p>Array size  1:100*100  2:120*120  3:150*150  4:200*200</text:p>
            </chart:title>
            <chart:grid chart:style-name="ch8" chart:class="major"/>
          </chart:axis>
          <chart:axis chart:dimension="y" chart:name="primary-y" chart:style-name="ch9">
            <chart:title svg:x="0.451cm" svg:y="5.709cm" chart:style-name="ch10">
              <text:p>Seconds</text:p>
            </chart:title>
            <chart:grid chart:style-name="ch8" chart:class="major"/>
          </chart:axis>
          <chart:series chart:style-name="ch11" chart:values-cell-range-address="AvgMaxMinData.B31:AvgMaxMinData.E31" loext:label-string="max" chart:class="chart:line">
            <chart:data-point chart:repeated="4"/>
          </chart:series>
          <chart:series chart:style-name="ch12" chart:values-cell-range-address="AvgMaxMinData.B32:AvgMaxMinData.E32" loext:label-string="average" chart:class="chart:line">
            <chart:data-point chart:repeated="4"/>
          </chart:series>
          <chart:series chart:style-name="ch13" chart:values-cell-range-address="AvgMaxMinData.B33:AvgMaxMinData.E33" loext:label-string="min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</table:table-cell>
              <table:table-cell office:value-type="string">
                <text:p>average</text:p>
              </table:table-cell>
              <table:table-cell office:value-type="string">
                <text:p>mi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4.1169">
                <text:p>24.1169</text:p>
                <draw:g>
                  <svg:desc>AvgMaxMinData.B31:AvgMaxMinData.E31</svg:desc>
                </draw:g>
              </table:table-cell>
              <table:table-cell office:value-type="float" office:value="23.658325">
                <text:p>23.658325</text:p>
                <draw:g>
                  <svg:desc>AvgMaxMinData.B32:AvgMaxMinData.E32</svg:desc>
                </draw:g>
              </table:table-cell>
              <table:table-cell office:value-type="float" office:value="23.3183">
                <text:p>23.3183</text:p>
                <draw:g>
                  <svg:desc>AvgMaxMinData.B33:AvgMaxMinData.E33</svg:desc>
                </draw:g>
              </table:table-cell>
            </table:table-row>
            <table:table-row>
              <table:table-cell office:value-type="string"/>
              <table:table-cell office:value-type="float" office:value="29.4027">
                <text:p>29.4027</text:p>
              </table:table-cell>
              <table:table-cell office:value-type="float" office:value="28.082775">
                <text:p>28.082775</text:p>
              </table:table-cell>
              <table:table-cell office:value-type="float" office:value="27.5346">
                <text:p>27.5346</text:p>
              </table:table-cell>
            </table:table-row>
            <table:table-row>
              <table:table-cell office:value-type="string"/>
              <table:table-cell office:value-type="float" office:value="40.1872">
                <text:p>40.1872</text:p>
              </table:table-cell>
              <table:table-cell office:value-type="float" office:value="39.498775">
                <text:p>39.498775</text:p>
              </table:table-cell>
              <table:table-cell office:value-type="float" office:value="38.837">
                <text:p>38.837</text:p>
              </table:table-cell>
            </table:table-row>
            <table:table-row>
              <table:table-cell office:value-type="string"/>
              <table:table-cell office:value-type="float" office:value="79.0681">
                <text:p>79.0681</text:p>
              </table:table-cell>
              <table:table-cell office:value-type="float" office:value="77.1722">
                <text:p>77.1722</text:p>
              </table:table-cell>
              <table:table-cell office:value-type="float" office:value="75.8101">
                <text:p>75.8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